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125">
            <text:p>1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012">
            <text:p>2012</text:p>
          </table:table-cell>
          <table:table-cell table:style-name="ce23" office:value-type="float" office:value="173">
            <text:p>1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097">
            <text:p>17097</text:p>
          </table:table-cell>
          <table:table-cell table:style-name="ce23" office:value-type="float" office:value="2818">
            <text:p>28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8">
            <text:p>7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22">
            <text:p>2122</text:p>
          </table:table-cell>
          <table:table-cell table:style-name="ce23" office:value-type="float" office:value="433">
            <text:p>4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851">
            <text:p>14851</text:p>
          </table:table-cell>
          <table:table-cell table:style-name="ce23" office:value-type="float" office:value="2412">
            <text:p>24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65">
            <text:p>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86">
            <text:p>2386</text:p>
          </table:table-cell>
          <table:table-cell table:style-name="ce23" office:value-type="float" office:value="84">
            <text:p>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891">
            <text:p>1891</text:p>
          </table:table-cell>
          <table:table-cell table:style-name="ce23" office:value-type="float" office:value="630">
            <text:p>6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970">
            <text:p>18970</text:p>
          </table:table-cell>
          <table:table-cell table:style-name="ce23" office:value-type="float" office:value="1937">
            <text:p>193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72">
            <text:p>1372</text:p>
          </table:table-cell>
          <table:table-cell table:style-name="ce23" office:value-type="float" office:value="190">
            <text:p>19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114">
            <text:p>66114</text:p>
          </table:table-cell>
          <table:table-cell table:style-name="ce23" office:value-type="float" office:value="9249">
            <text:p>92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77">
            <text:p>137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04">
            <text:p>6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45">
            <text:p>1645</text:p>
          </table:table-cell>
          <table:table-cell table:style-name="ce23" office:value-type="float" office:value="620">
            <text:p>6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7540">
            <text:p>17540</text:p>
          </table:table-cell>
          <table:table-cell table:style-name="ce23" office:value-type="float" office:value="115">
            <text:p>1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540">
            <text:p>13540</text:p>
          </table:table-cell>
          <table:table-cell table:style-name="ce23" office:value-type="float" office:value="160">
            <text:p>16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64">
            <text:p>664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14">
            <text:p>3214</text:p>
          </table:table-cell>
          <table:table-cell table:style-name="ce23" office:value-type="float" office:value="1121">
            <text:p>11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18">
            <text:p>27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879">
            <text:p>2879</text:p>
          </table:table-cell>
          <table:table-cell table:style-name="ce23" office:value-type="float" office:value="504">
            <text:p>50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3318">
            <text:p>43318</text:p>
          </table:table-cell>
          <table:table-cell table:style-name="ce23" office:value-type="float" office:value="2714">
            <text:p>27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4309">
            <text:p>84309</text:p>
          </table:table-cell>
          <table:table-cell table:style-name="ce23" office:value-type="float" office:value="8583">
            <text:p>85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0423">
            <text:p>150423</text:p>
          </table:table-cell>
          <table:table-cell table:style-name="ce23" office:value-type="float" office:value="17832">
            <text:p>178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